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611b2" officeooo:paragraph-rsid="001611b2"/>
    </style:style>
    <style:style style:name="P12" style:family="paragraph" style:parent-style-name="Text_20_body">
      <style:text-properties officeooo:paragraph-rsid="001611b2"/>
    </style:style>
    <style:style style:name="P13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4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officeooo:rsid="002d85f1" officeooo:paragraph-rsid="002d85f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0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1" style:family="paragraph" style:parent-style-name="Text_20_body">
      <style:text-properties officeooo:rsid="00335d99" officeooo:paragraph-rsid="00335d99"/>
    </style:style>
    <style:style style:name="P22" style:family="paragraph" style:parent-style-name="Text_20_body">
      <style:text-properties officeooo:rsid="0011a3e4" officeooo:paragraph-rsid="0011a3e4"/>
    </style:style>
    <style:style style:name="P23" style:family="paragraph" style:parent-style-name="Text_20_body">
      <style:text-properties officeooo:rsid="00375ed0" officeooo:paragraph-rsid="00375ed0"/>
    </style:style>
    <style:style style:name="P24" style:family="paragraph" style:parent-style-name="Text_20_body">
      <style:text-properties officeooo:rsid="003d1c67" officeooo:paragraph-rsid="003d1c67"/>
    </style:style>
    <style:style style:name="P25" style:family="paragraph" style:parent-style-name="Text_20_body">
      <style:text-properties officeooo:rsid="003d1c67" officeooo:paragraph-rsid="003d1c67" fo:background-color="#cccccc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2d85f1" officeooo:paragraph-rsid="002d85f1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00fb0c2" officeooo:paragraph-rsid="000fb0c2"/>
    </style:style>
    <style:style style:name="P32" style:family="paragraph" style:parent-style-name="Heading_20_2">
      <style:text-properties officeooo:rsid="0010e5cc" officeooo:paragraph-rsid="0010e5cc"/>
    </style:style>
    <style:style style:name="P33" style:family="paragraph" style:parent-style-name="Heading_20_2">
      <style:text-properties officeooo:rsid="0027a5c1" officeooo:paragraph-rsid="0027a5c1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>
      <loext:graphic-properties draw:fill="solid" draw:fill-color="#cccccc"/>
    </style:style>
    <style:style style:name="T1" style:family="text">
      <style:text-properties officeooo:rsid="0011a3e4"/>
    </style:style>
    <style:style style:name="T2" style:family="text">
      <style:text-properties officeooo:rsid="0015561e"/>
    </style:style>
    <style:style style:name="T3" style:family="text">
      <style:text-properties officeooo:rsid="001611b2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fo:background-color="#cccccc" loext:char-shading-value="0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style:font-name="Liberation Serif" fo:font-size="12pt" fo:font-style="normal" fo:font-weight="normal" fo:background-color="#cccccc" loext:char-shading-value="0" style:font-size-asian="12pt" style:font-style-asian="normal" style:font-weight-asian="normal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T14" style:family="text">
      <style:text-properties fo:background-color="#cccccc" loext:char-shading-value="0"/>
    </style:style>
    <style:style style:name="T15" style:family="text">
      <style:text-properties officeooo:rsid="0015561e" fo:background-color="#cccccc" loext:char-shading-value="0"/>
    </style:style>
    <style:style style:name="T16" style:family="text">
      <style:text-properties officeooo:rsid="002095db" fo:background-color="#cccccc" loext:char-shading-value="0"/>
    </style:style>
    <style:style style:name="T17" style:family="text">
      <style:text-properties officeooo:rsid="0011a3e4" fo:background-color="#cccccc" loext:char-shading-value="0"/>
    </style:style>
    <style:style style:name="T18" style:family="text">
      <style:text-properties officeooo:rsid="0010e5cc" fo:background-color="#cccccc" loext:char-shading-value="0"/>
    </style:style>
    <style:style style:name="T19" style:family="text">
      <style:text-properties officeooo:rsid="00375ed0"/>
    </style:style>
    <style:style style:name="T20" style:family="text">
      <style:text-properties officeooo:rsid="00398906"/>
    </style:style>
    <style:style style:name="T21" style:family="text">
      <style:text-properties officeooo:rsid="003b1cc0"/>
    </style:style>
    <style:style style:name="T22" style:family="text">
      <style:text-properties officeooo:rsid="003da02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cccccc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cccccc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_Toc153_884741501" text:style-name="Index_20_Link" text:visited-style-name="Index_20_Link">Préambule<text:tab/>3</text:a></text:p>
          <text:p text:style-name="P34"><text:a xlink:type="simple" xlink:href="#__RefHeading___Toc173_884741501" text:style-name="Index_20_Link" text:visited-style-name="Index_20_Link">Ionic - cordova<text:tab/>3</text:a></text:p>
          <text:p text:style-name="P35"><text:a xlink:type="simple" xlink:href="#__RefHeading___Toc239_884741501" text:style-name="Index_20_Link" text:visited-style-name="Index_20_Link">Quelques commandes utiles<text:tab/>3</text:a></text:p>
          <text:p text:style-name="P35"><text:a xlink:type="simple" xlink:href="#__RefHeading___Toc241_884741501" text:style-name="Index_20_Link" text:visited-style-name="Index_20_Link">Lien vers d’autre documentations utiles<text:tab/>3</text:a></text:p>
          <text:p text:style-name="P34"><text:a xlink:type="simple" xlink:href="#__RefHeading___Toc175_884741501" text:style-name="Index_20_Link" text:visited-style-name="Index_20_Link">Applications sous Ionic<text:tab/>3</text:a></text:p>
          <text:p text:style-name="P34"><text:a xlink:type="simple" xlink:href="#__RefHeading___Toc488_780203723" text:style-name="Index_20_Link" text:visited-style-name="Index_20_Link">Aides au débug de l’appli (après ionic cordova run)<text:tab/>4</text:a></text:p>
          <text:p text:style-name="P35"><text:a xlink:type="simple" xlink:href="#__RefHeading___Toc490_780203723" text:style-name="Index_20_Link" text:visited-style-name="Index_20_Link">Débug avec la console chrome (n’affiche que les erreurs issu du JS)<text:tab/>4</text:a></text:p>
          <text:p text:style-name="P35"><text:a xlink:type="simple" xlink:href="#__RefHeading___Toc492_780203723" text:style-name="Index_20_Link" text:visited-style-name="Index_20_Link">Débug avec Android studio (Affiche tout, mais est plus difficile a décrypter)<text:tab/>4</text:a></text:p>
          <text:p text:style-name="P30"><text:a xlink:type="simple" xlink:href="#__RefHeading___Toc215_884741501" text:style-name="Index_20_Link" text:visited-style-name="Index_20_Link">Librairies<text:tab/>4</text:a></text:p>
          <text:p text:style-name="P34"><text:a xlink:type="simple" xlink:href="#__RefHeading___Toc217_884741501" text:style-name="Index_20_Link" text:visited-style-name="Index_20_Link">Ajouter une librairie<text:tab/>4</text:a></text:p>
          <text:p text:style-name="P34"><text:a xlink:type="simple" xlink:href="#__RefHeading___Toc219_884741501" text:style-name="Index_20_Link" text:visited-style-name="Index_20_Link">Librairie utilisées<text:tab/>4</text:a></text:p>
          <text:p text:style-name="P30"><text:a xlink:type="simple" xlink:href="#__RefHeading___Toc221_884741501" text:style-name="Index_20_Link" text:visited-style-name="Index_20_Link">Code<text:tab/>5</text:a></text:p>
          <text:p text:style-name="P34"><text:a xlink:type="simple" xlink:href="#__RefHeading___Toc320_670652794" text:style-name="Index_20_Link" text:visited-style-name="Index_20_Link">Appels a l’API<text:tab/>5</text:a></text:p>
          <text:p text:style-name="P34"><text:a xlink:type="simple" xlink:href="#__RefHeading___Toc378_3813061130" text:style-name="Index_20_Link" text:visited-style-name="Index_20_Link">Vérifier la connexion a internet de l’utilisateur<text:tab/>5</text:a></text:p>
          <text:p text:style-name="P30"><text:a xlink:type="simple" xlink:href="#__RefHeading___Toc380_3813061130" text:style-name="Index_20_Link" text:visited-style-name="Index_20_Link">A terminer<text:tab/>6</text:a></text:p>
          <text:p text:style-name="P34"><text:a xlink:type="simple" xlink:href="#__RefHeading___Toc382_3813061130" text:style-name="Index_20_Link" text:visited-style-name="Index_20_Link">Fonctionnalités<text:tab/>6</text:a></text:p>
          <text:p text:style-name="P34"><text:a xlink:type="simple" xlink:href="#__RefHeading___Toc384_3813061130" text:style-name="Index_20_Link" text:visited-style-name="Index_20_Link">Bugs<text:tab/>6</text:a></text:p>
        </text:index-body>
      </text:table-of-content>
      <text:p text:style-name="P4"/>
      <text:p text:style-name="P4"/>
      <text:h text:style-name="P27" text:outline-level="1"><text:bookmark-start text:name="__RefHeading___Toc153_884741501"/>Préambule<text:bookmark-end text:name="__RefHeading___Toc153_884741501"/></text:h>
      <text:h text:style-name="P31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3">Quelques c</text:span>ommandes utiles<text:bookmark-end text:name="__RefHeading___Toc239_884741501"/></text:h>
      <text:p text:style-name="P5">- <text:span text:style-name="T14">ionic generate (ce dont on a besoin)</text:span> : créé une page, un service, ou autre</text:p>
      <text:p text:style-name="P5">- <text:span text:style-name="T14">ionic serve</text:span> : lance la version web de l’application</text:p>
      <text:p text:style-name="P5">- <text:span text:style-name="T14">ionic cordova build (plateforme)</text:span> : build l’application pour la plateforme choisie</text:p>
      <text:p text:style-name="P5">- <text:span text:style-name="T14">ionic cordova run (plateforme)</text:span> : build l’application pour la plateforme choisie, puis la lance sur un terminal de ladite plateforme</text:p>
      <text:p text:style-name="P6">- <text:span text:style-name="T15">ionic cordova ressource (plateforme)</text:span><text:span text:style-name="T2">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1"><text:a xlink:type="simple" xlink:href="https://ionicframework.com/docs" text:style-name="Internet_20_link" text:visited-style-name="Visited_20_Internet_20_Link">https://ionicframework.com/docs</text:a> </text:p>
      <text:p text:style-name="P11"><text:a xlink:type="simple" xlink:href="https://leafletjs.com/reference-1.4.0.html" text:style-name="Internet_20_link" text:visited-style-name="Visited_20_Internet_20_Link">https://leafletjs.com/reference-1.4.0.html</text:a> </text:p>
      <text:h text:style-name="P32" text:outline-level="2"><text:bookmark-start text:name="__RefHeading___Toc175_884741501"/>Applications sous Ionic<text:bookmark-end text:name="__RefHeading___Toc175_884741501"/></text:h>
      <text:p text:style-name="P7">Le fichier : <text:line-break/><text:span text:style-name="T14">/(dossier de l’application)/config.xml </text:span><text:line-break/>équivaut a l’androidManifest.xml sur android (a peu près)</text:p>
      <text:p text:style-name="P8"><text:span text:style-name="T1">L</text:span>es variables d’environnements sont dans : <text:line-break/><text:span text:style-name="T14">/(dossier de l’application)/</text:span><text:span text:style-name="T17">src/</text:span><text:span text:style-name="T14">environments/environment.ts </text:span><text:line-break/>et <text:line-break/><text:span text:style-name="T14">/(dossier de l’application)/</text:span><text:span text:style-name="T17">src/</text:span><text:span text:style-name="T14">environments/environment.prod.ts</text:span> <text:line-break/><text:span text:style-name="T1">(on se s’en sert pas dans cette appli pour le moment)</text:span></text:p>
      <text:p text:style-name="P9">Les code de l’application vont dans :<text:line-break/><text:span text:style-name="T18">/(dossier de l’application)/</text:span><text:span text:style-name="T14">src/app/ </text:span><text:line-break/>(c’est géré automatiquement avec ionic generate)</text:p>
      <text:p text:style-name="P9">Les assets sont dans : <text:line-break/><text:span text:style-name="T18">/(dossier de l’application)/</text:span><text:span text:style-name="T14">src/assets/ </text:span><text:line-break/>(bon c’est évident)</text:p>
      <text:p text:style-name="P24">Le html d’une page se met dans :</text:p>
      <text:p text:style-name="P25">./la-page.page.html</text:p>
      <text:p text:style-name="P24"/>
      <text:p text:style-name="P24"><text:soft-page-break/>Le code d’une page se met dans :</text:p>
      <text:p text:style-name="P25">./la-page.page.ts</text:p>
      <text:p text:style-name="P24">Les test de vérification <text:span text:style-name="T22">d’une page </text:span>se met dans :</text:p>
      <text:p text:style-name="P25">./la-page.page.spec.ts</text:p>
      <text:h text:style-name="Heading_20_2" text:outline-level="2"><text:bookmark-start text:name="__RefHeading___Toc488_780203723"/>Aides au débug <text:span text:style-name="T19">de l’appli (après ionic cordova run) </text:span><text:bookmark-end text:name="__RefHeading___Toc488_780203723"/></text:h>
      <text:h text:style-name="Heading_20_3" text:outline-level="3"><text:bookmark-start text:name="__RefHeading___Toc490_780203723"/>Débug avec la console chrome (n’affiche que les erreurs issu du JS)<text:bookmark-end text:name="__RefHeading___Toc490_780203723"/></text:h>
      <text:p text:style-name="P23">Prérequis : activer le débuggage USB sur l’appareil</text:p>
      <text:p text:style-name="P23">1) aller sur chrome://inspect/#devices</text:p>
      <text:p text:style-name="P23">2) lancer l’application sur l’appareil</text:p>
      <text:p text:style-name="P23">3) cliquer sur inspect</text:p>
      <text:h text:style-name="Heading_20_3" text:outline-level="3"><text:bookmark-start text:name="__RefHeading___Toc492_780203723"/>Débug avec <text:span text:style-name="T20">A</text:span>ndroid studio (Affiche tout, mais est plus difficile a décrypter)<text:bookmark-end text:name="__RefHeading___Toc492_780203723"/></text:h>
      <text:p text:style-name="P23">1) build l’application via ionic cordova build</text:p>
      <text:p text:style-name="P23">2) ouvrir le dossier platforms/android dans <text:span text:style-name="T21">A</text:span>ndroid studio</text:p>
      <text:p text:style-name="P23">3) lancer l’application sur l’appareil</text:p>
      <text:p text:style-name="P23">Ouvrir la console d’android (onglet run)</text:p>
      <text:h text:style-name="P26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1">Si la librairie n’implique pas d’utiliser des fonctions natives de l’appareil, un <text:span text:style-name="T14">npm install</text:span> suffit</text:p>
      <text:p text:style-name="P12"><text:span text:style-name="T3">Si la librairie en implique, vous devrez utiliser la commande</text:span><text:span text:style-name="T7"> </text:span><text:span text:style-name="T6">ionic cordova plugin add</text:span><text:span text:style-name="T4"> </text:span><text:span text:style-name="T5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21">La liste des librairies se trouve dans le package.json</text:p>
      <text:p text:style-name="P10"/>
      <text:h text:style-name="P28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3"><draw:frame text:anchor-type="paragraph" draw:z-index="0" draw:name="Forme1" draw:style-name="gr1" draw:text-style-name="P36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</text:span><text:span text:style-name="T10">forceRefresh</text:span><text:span text:style-name="T8"> est un booléen (par défaut a false), </text:span><text:span text:style-name="T10">requeteType</text:span><text:span text:style-name="T8"> est un string (par défaut a "base"</text:span>, <text:span text:style-name="T11">et </text:span><text:span text:style-name="T16">id</text:span><text:span text:style-name="T11"> un nombre (par défaut a 0).</text:span></text:p>
      <text:p text:style-name="P14"><text:span text:style-name="T14">res</text:span> est le résultat de la requête, un JSON, <text:span text:style-name="T12">ou, quand l’appli n’arrivais pas a lire ça proprement, un tableau de JSON</text:span>, qu’on passe dans une fonction pour l’utiliser</text:p>
      <text:p text:style-name="P14"/>
      <text:p text:style-name="P14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requeteType</text:p>
          </table:table-cell>
          <table:table-cell table:style-name="Tableau1.B1" office:value-type="string">
            <text:p text:style-name="P18">Résultat</text:p>
          </table:table-cell>
        </table:table-row>
        <table:table-row>
          <table:table-cell table:style-name="Tableau1.A7" office:value-type="string">
            <text:p text:style-name="P17">"base"</text:p>
          </table:table-cell>
          <table:table-cell table:style-name="Tableau1.B7" office:value-type="string">
            <text:p text:style-name="P19">Renvoi la liste des visites possible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maille"</text:p>
          </table:table-cell>
          <table:table-cell table:style-name="Tableau1.B7" office:value-type="string">
            <text:p text:style-name="P19">Renvoi le géojson des mailles associé a l’id</text:p>
          </table:table-cell>
        </table:table-row>
        <table:table-row>
          <table:table-cell table:style-name="Tableau1.A7" office:value-type="string">
            <text:p text:style-name="P17">"visite"</text:p>
          </table:table-cell>
          <table:table-cell table:style-name="Tableau1.B7" office:value-type="string">
            <text:p text:style-name="P19">Renvoi les données relative a la visite associé a l’id</text:p>
          </table:table-cell>
        </table:table-row>
        <table:table-row>
          <table:table-cell table:style-name="Tableau1.A7" office:value-type="string">
            <text:p text:style-name="P17">"observeur"</text:p>
          </table:table-cell>
          <table:table-cell table:style-name="Tableau1.B7" office:value-type="string">
            <text:p text:style-name="P19">Renvoi tous les observateur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perturbations"</text:p>
          </table:table-cell>
          <table:table-cell table:style-name="Tableau1.B7" office:value-type="string">
            <text:p text:style-name="P19">Renvoi toutes les perturbation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organisme"</text:p>
          </table:table-cell>
          <table:table-cell table:style-name="Tableau1.B7" office:value-type="string">
            <text:p text:style-name="P19">Renvoi tous les organisme, et les données qui leurs sont relative<text:span text:style-name="T12">s</text:span></text:p>
          </table:table-cell>
        </table:table-row>
      </table:table>
      <text:p text:style-name="P15"/>
      <text:h text:style-name="P33" text:outline-level="2"><text:bookmark-start text:name="__RefHeading___Toc378_3813061130"/>Vérifier la connexion a internet de l’utilisateur<text:bookmark-end text:name="__RefHeading___Toc378_3813061130"/></text:h>
      <text:p text:style-name="P13"><draw:frame text:anchor-type="paragraph" draw:z-index="1" draw:name="Forme1" draw:style-name="gr2" draw:text-style-name="P36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h text:style-name="P29" text:outline-level="1"><text:bookmark-start text:name="__RefHeading___Toc380_3813061130"/>A terminer<text:bookmark-end text:name="__RefHeading___Toc380_3813061130"/></text:h>
      <text:h text:style-name="Heading_20_2" text:outline-level="2"><text:bookmark-start text:name="__RefHeading___Toc382_3813061130"/>Fonctionnalités<text:bookmark-end text:name="__RefHeading___Toc382_3813061130"/></text:h>
      <text:p text:style-name="P16">Lecture dans la carte SD au lieu de files (en attente d’une réponse sur cette question stack Overflow : <text:a xlink:type="simple" xlink:href="https://stackoverflow.com/questions/56802609/cordova-diagnostic-exception-on-diagnostic-getexternalsdcarddetails" text:style-name="Internet_20_link" text:visited-style-name="Visited_20_Internet_20_Link">https://stackoverflow.com/questions/56802609/cordova-diagnostic-exception-on-diagnostic-getexternalsdcarddetails</text:a> )</text:p>
      <text:h text:style-name="Heading_20_2" text:outline-level="2"><text:bookmark-start text:name="__RefHeading___Toc384_3813061130"/>Bugs<text:bookmark-end text:name="__RefHeading___Toc384_3813061130"/>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7-11T10:17:57.700720080</dc:date>
    <meta:editing-duration>PT5H24M19S</meta:editing-duration>
    <meta:editing-cycles>31</meta:editing-cycles>
    <meta:document-statistic meta:table-count="1" meta:image-count="0" meta:object-count="0" meta:page-count="6" meta:paragraph-count="84" meta:word-count="602" meta:character-count="4094" meta:non-whitespace-character-count="3563"/>
  </office:meta>
</office:document-meta>
</file>